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32.14pt"/>
    </style:style>
    <style:style style:name="co3" style:family="table-column">
      <style:table-column-properties fo:break-before="auto" style:column-width="555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RMAP3920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farnell.com/welwyn/lrmap3920a-r0002ft/resistor-current-sense-r0002-1/dp/2501331" xlink:type="simple">http://dk.farnell.com/welwyn/lrmap3920a-r0002ft/resistor-current-sense-r0002-1/dp/2501331</text:a> </text:p>
          </table:table-cell>
        </table:table-row>
        <table:table-row table:style-name="ro1">
          <table:table-cell office:value-type="string" calcext:value-type="string">
            <text:p>B5B-ZR-S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dk.farnell.com/jst-japan-solderless-terminals/b5b-zr-sm4-tf-lf-sn-p/connector-header-5pos-1-5mm-1row/dp/2399302" xlink:type="simple">http://dk.farnell.com/jst-japan-solderless-terminals/b5b-zr-sm4-tf-lf-sn-p/connector-header-5pos-1-5mm-1row/dp/2399302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14:07.995067953</meta:creation-date>
    <meta:generator>LibreOffice/5.1.6.2$Linux_X86_64 LibreOffice_project/10m0$Build-2</meta:generator>
    <dc:date>2017-10-12T13:22:45.538202836</dc:date>
    <meta:editing-duration>PT4M13S</meta:editing-duration>
    <meta:editing-cycles>1</meta:editing-cycles>
    <meta:document-statistic meta:table-count="1" meta:cell-count="9" meta:object-count="0"/>
  </office:meta>
</office:document-meta>
</file>